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A0000038CCBA17C11EFDA02CC.png" manifest:media-type="image/png"/>
  <manifest:file-entry manifest:full-path="Pictures/100000000000052E000002685BB5FBDB924D42D4.png" manifest:media-type="image/png"/>
  <manifest:file-entry manifest:full-path="Pictures/100000000000050D00000196A5E7F156BE8247E6.png" manifest:media-type="image/png"/>
  <manifest:file-entry manifest:full-path="Pictures/10000000000006F100000448A157E846574836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이미지1" text:anchor-type="paragraph" svg:x="-0.781cm" svg:y="-0.512cm" svg:width="10.351cm" svg:height="4.808cm" draw:z-index="0"><draw:image xlink:href="Pictures/100000000000052E000002685BB5FBDB924D42D4.png" xlink:type="simple" xlink:show="embed" xlink:actuate="onLoad" loext:mime-type="image/png"/></draw:frame><draw:frame draw:style-name="fr1" draw:name="이미지2" text:anchor-type="paragraph" svg:x="-0.864cm" svg:y="4.851cm" svg:width="10.363cm" svg:height="3.254cm" draw:z-index="1"><draw:image xlink:href="Pictures/100000000000050D00000196A5E7F156BE8247E6.png" xlink:type="simple" xlink:show="embed" xlink:actuate="onLoad" loext:mime-type="image/png"/></draw:frame><draw:frame draw:style-name="fr1" draw:name="이미지3" text:anchor-type="paragraph" svg:x="-0.811cm" svg:y="8.52cm" svg:width="13.623cm" svg:height="8.401cm" draw:z-index="2"><draw:image xlink:href="Pictures/10000000000006F100000448A157E846574836AB.png" xlink:type="simple" xlink:show="embed" xlink:actuate="onLoad" loext:mime-type="image/png"/></draw:frame><draw:frame draw:style-name="fr1" draw:name="이미지4" text:anchor-type="paragraph" svg:x="-0.688cm" svg:y="17.533cm" svg:width="17cm" svg:height="7.997cm" draw:z-index="3"><draw:image xlink:href="Pictures/100000000000078A0000038CCBA17C11EFDA02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8:35:23.834000000</meta:creation-date>
    <dc:date>2020-11-02T18:58:06.517000000</dc:date>
    <meta:editing-duration>PT2M2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1.3.2$Windows_X86_64 LibreOffice_project/86daf60bf00efa86ad547e59e09d6bb77c699acb</meta:generator>
  </office:meta>
</office:document-meta>
</file>